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 Italic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2"/>
    </style:style>
    <style:style style:name="P2" style:family="paragraph" style:parent-style-name="Standard">
      <style:text-properties style:font-name="DejaVu Sans2" fo:font-weight="bold" style:font-weight-asian="bold"/>
    </style:style>
    <style:style style:name="P3" style:family="paragraph" style:parent-style-name="Standard">
      <style:text-properties style:font-name="DejaVu Sans2" fo:font-style="italic" style:text-underline-style="solid" style:text-underline-width="auto" style:text-underline-color="font-color" fo:font-weight="bold" style:font-style-asian="italic" style:font-weight-asian="bold"/>
    </style:style>
    <style:style style:name="P4" style:family="paragraph" style:parent-style-name="Standard">
      <style:text-properties fo:color="#ff0000" fo:font-size="16pt" fo:language="en" fo:country="US"/>
    </style:style>
    <style:style style:name="P5" style:family="paragraph" style:parent-style-name="Standard">
      <style:text-properties fo:color="#ff0000" fo:font-size="16pt" fo:language="ru" fo:country="RU"/>
    </style:style>
    <style:style style:name="P6" style:family="paragraph" style:parent-style-name="Standard">
      <style:text-properties fo:color="#ff0000" fo:font-size="16pt" fo:language="ru" fo:country="RU" fo:background-color="#ffff00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color="#800000" fo:font-size="16pt" fo:language="ru" fo:country="RU"/>
    </style:style>
    <style:style style:name="P9" style:family="paragraph" style:parent-style-name="Standard">
      <style:paragraph-properties fo:margin-top="0cm" fo:margin-bottom="0.353cm" fo:line-height="115%" fo:text-align="start" style:justify-single-word="false"/>
      <style:text-properties style:font-name="DejaVu Sans2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DejaVu Sans2"/>
    </style:style>
    <style:style style:name="P11" style:family="paragraph" style:parent-style-name="Heading_20_1">
      <style:text-properties style:font-name="DejaVu Sans2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List_20_Paragraph">
      <style:text-properties style:font-name="DejaVu Sans2"/>
    </style:style>
    <style:style style:name="P14" style:family="paragraph" style:parent-style-name="Standard" style:list-style-name="L1">
      <style:text-properties fo:language="ru" fo:country="RU"/>
    </style:style>
    <style:style style:name="P15" style:family="paragraph" style:parent-style-name="Standard" style:list-style-name="L2">
      <style:text-properties fo:language="ru" fo:country="RU"/>
    </style:style>
    <style:style style:name="P16" style:family="paragraph" style:parent-style-name="Standard" style:list-style-name="L3">
      <style:text-properties fo:language="ru" fo:country="RU"/>
    </style:style>
    <style:style style:name="P17" style:family="paragraph" style:parent-style-name="Standard" style:list-style-name="L6">
      <style:text-properties fo:language="ru" fo:country="RU"/>
    </style:style>
    <style:style style:name="P18" style:family="paragraph" style:parent-style-name="Standard" style:list-style-name="L7">
      <style:text-properties fo:language="ru" fo:country="RU"/>
    </style:style>
    <style:style style:name="P19" style:family="paragraph" style:parent-style-name="Standard" style:list-style-name="L8">
      <style:text-properties fo:language="ru" fo:country="RU"/>
    </style:style>
    <style:style style:name="P20" style:family="paragraph" style:parent-style-name="Standard" style:list-style-name="L9">
      <style:text-properties fo:language="ru" fo:country="RU"/>
    </style:style>
    <style:style style:name="P21" style:family="paragraph" style:parent-style-name="Standard" style:list-style-name="L10">
      <style:text-properties fo:language="ru" fo:country="RU"/>
    </style:style>
    <style:style style:name="P22" style:family="paragraph" style:parent-style-name="Standard" style:list-style-name="L11">
      <style:text-properties fo:language="ru" fo:country="RU"/>
    </style:style>
    <style:style style:name="P23" style:family="paragraph" style:parent-style-name="Standard" style:list-style-name="L20">
      <style:text-properties fo:language="ru" fo:country="RU"/>
    </style:style>
    <style:style style:name="P24" style:family="paragraph" style:parent-style-name="Standard" style:list-style-name="L21">
      <style:text-properties fo:language="ru" fo:country="RU"/>
    </style:style>
    <style:style style:name="P25" style:family="paragraph" style:parent-style-name="Standard" style:list-style-name="L22">
      <style:text-properties fo:language="ru" fo:country="RU"/>
    </style:style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10"/>
    <style:style style:name="P30" style:family="paragraph" style:parent-style-name="Standard" style:list-style-name="L12"/>
    <style:style style:name="P31" style:family="paragraph" style:parent-style-name="Standard" style:list-style-name="L13"/>
    <style:style style:name="P32" style:family="paragraph" style:parent-style-name="Standard" style:list-style-name="L14"/>
    <style:style style:name="P33" style:family="paragraph" style:parent-style-name="Standard" style:list-style-name="L15"/>
    <style:style style:name="P34" style:family="paragraph" style:parent-style-name="Standard" style:list-style-name="L16"/>
    <style:style style:name="P35" style:family="paragraph" style:parent-style-name="Standard" style:list-style-name="L17"/>
    <style:style style:name="P36" style:family="paragraph" style:parent-style-name="Standard" style:list-style-name="L18"/>
    <style:style style:name="P37" style:family="paragraph" style:parent-style-name="Standard" style:list-style-name="L19"/>
    <style:style style:name="P38" style:family="paragraph" style:parent-style-name="Standard" style:list-style-name="L23"/>
    <style:style style:name="P39" style:family="paragraph" style:parent-style-name="Heading_20_1" style:master-page-name="Standard">
      <style:paragraph-properties style:page-number="auto"/>
      <style:text-properties style:font-name="DejaVu Sans2"/>
    </style:style>
    <style:style style:name="P40" style:family="paragraph" style:parent-style-name="Heading_20_2">
      <style:text-properties style:font-name="DejaVu Sans2"/>
    </style:style>
    <style:style style:name="P41" style:family="paragraph" style:parent-style-name="Heading_20_2">
      <style:text-properties fo:language="ru" fo:country="RU"/>
    </style:style>
    <style:style style:name="P42" style:family="paragraph" style:parent-style-name="List_20_Paragraph" style:list-style-name="WWNum13">
      <style:text-properties style:font-name="DejaVu Sans2"/>
    </style:style>
    <style:style style:name="P43" style:family="paragraph" style:parent-style-name="List_20_Paragraph" style:list-style-name="WWNum14">
      <style:text-properties style:font-name="DejaVu Sans2"/>
    </style:style>
    <style:style style:name="P44" style:family="paragraph" style:parent-style-name="List_20_Paragraph" style:list-style-name="WWNum15">
      <style:text-properties style:font-name="DejaVu Sans2"/>
    </style:style>
    <style:style style:name="P45" style:family="paragraph" style:parent-style-name="List_20_Paragraph" style:list-style-name="WWNum16">
      <style:text-properties style:font-name="DejaVu Sans2"/>
    </style:style>
    <style:style style:name="P46" style:family="paragraph" style:parent-style-name="List_20_Paragraph" style:list-style-name="WWNum17">
      <style:text-properties style:font-name="DejaVu Sans2"/>
    </style:style>
    <style:style style:name="P47" style:family="paragraph" style:parent-style-name="List_20_Paragraph" style:list-style-name="WWNum18">
      <style:text-properties style:font-name="DejaVu Sans2"/>
    </style:style>
    <style:style style:name="P48" style:family="paragraph" style:parent-style-name="List_20_Paragraph" style:list-style-name="WWNum21">
      <style:text-properties style:font-name="DejaVu Sans2"/>
    </style:style>
    <style:style style:name="P49" style:family="paragraph" style:parent-style-name="List_20_Paragraph" style:list-style-name="WWNum22">
      <style:text-properties style:font-name="DejaVu Sans2"/>
    </style:style>
    <style:style style:name="P50" style:family="paragraph" style:parent-style-name="List_20_Paragraph" style:list-style-name="WWNum19">
      <style:paragraph-properties fo:margin-top="0cm" fo:margin-bottom="0.353cm" fo:line-height="115%" fo:text-align="start" style:justify-single-word="false"/>
      <style:text-properties style:font-name="DejaVu Sans2"/>
    </style:style>
    <style:style style:name="P51" style:family="paragraph" style:parent-style-name="List_20_Paragraph" style:list-style-name="WWNum20">
      <style:paragraph-properties fo:margin-top="0cm" fo:margin-bottom="0.353cm" fo:line-height="115%" fo:text-align="start" style:justify-single-word="false"/>
      <style:text-properties style:font-name="DejaVu Sans2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#ffff00"/>
    </style:style>
    <style:style style:name="T6" style:family="text">
      <style:text-properties fo:color="#ff0000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Древний Рим</text:h>
      <text:h text:style-name="P40" text:outline-level="2">Периодизация</text:h>
      <text:p text:style-name="P1">Выделяют 3 периода:</text:p>
      <text:list xml:id="list27143098" text:style-name="WWNum13">
        <text:list-item>
          <text:p text:style-name="P42">753-509 гднэ – царский период</text:p>
        </text:list-item>
        <text:list-item>
          <text:p text:style-name="P42">509-27 гднэ – республиканский период. </text:p>
        </text:list-item>
      </text:list>
      <text:p text:style-name="P13">Внутренние градации:</text:p>
      <text:list xml:id="list27224184" text:continue-numbering="true" text:style-name="WWNum13">
        <text:list-item>
          <text:list>
            <text:list-item>
              <text:p text:style-name="P42">5-3 века – ранняя республика</text:p>
            </text:list-item>
            <text:list-item>
              <text:p text:style-name="P42">2-1 века – поздняя республика</text:p>
            </text:list-item>
          </text:list>
        </text:list-item>
        <text:list-item>
          <text:p text:style-name="P42">27 гднэ – 14 гнэ – эпоха Августа. (не выделяют как отдельный этап) переход от республики к империи</text:p>
        </text:list-item>
        <text:list-item>
          <text:p text:style-name="P42">14-476 г – империя</text:p>
          <text:list>
            <text:list-item>
              <text:p text:style-name="P42">1-2 века – ранняя империя</text:p>
            </text:list-item>
            <text:list-item>
              <text:p text:style-name="P42">3-5 века – поздняя империя</text:p>
            </text:list-item>
          </text:list>
        </text:list-item>
      </text:list>
      <text:p text:style-name="P1">От поздней республики до ранней империи – наивысший расцвет. Поздняя империя – постепенное нарастание кризиса.</text:p>
      <text:p text:style-name="P1">Кто стал фундаментом рима? Этрусская культура. У них была монархическая структура правления. </text:p>
      <text:p text:style-name="P1">Рим на границе Этрурии. Это была каменная цивилизация, соответственно, у низ была бронза. Дата основания Рима – 21 апреля 753 года. <text:s/>Сначала Этруски облагораживали Рим. Город на 7 холмах. <text:s/>Они вырыли клоаку максиму – основа будущей канализации. Этруски построили первые каменные стены вокруг города. Но не только они одни строили Рим. Умбры, Беллы и тд. Но сначала Этруски – организующее начало. Рим начался с одного города.</text:p>
      <text:p text:style-name="P1">Ромул и Рем 2 брата, вскормлены капиталийской волчицей, ромул убил Рэма, отсюда и название Рима. </text:p>
      <text:p text:style-name="P1">Правил Этруск, но жил-то кто попало. Потом внутреннее восстание, и из Рима изгнали последнего правителя из Этрусков. </text:p>
      <text:p text:style-name="P1">В республиканский период что началось? <text:s/>Рим = Аппенины. <text:s/>Они начали покорять города. К 5-4-3 веку Римская республика полностью подчиняет себе Аппенинский полуостров. </text:p>
      <text:p text:style-name="P1">А потом подчинили себе больше: Рим = средиземноморский бассейн.</text:p>
      <text:p text:style-name="P1">В ранней империи что? Рим = вся западная Европа. </text:p>
      <text:p text:style-name="P1">А потом упадок, и начали отпадать от Рима его частички, пока всё не распалось совсем.</text:p>
      <text:p text:style-name="P1">Было достаточно много восстаний. Иногда республика отпадала, а иногда восстание усмирялось.</text:p>
      <text:p text:style-name="P1">395 год – разделение империи на западную и восточную. Независимые.</text:p>
      <text:p text:style-name="P1">476 год – падение западной империи. Восточная осталась как Византия</text:p>
      <text:p text:style-name="P1">Римскую культуру характеризует ряд антиномий (противоречий):</text:p>
      <text:list xml:id="list27135300" text:style-name="WWNum14">
        <text:list-item>
          <text:p text:style-name="P43"><text:soft-page-break/>Сочетание римского шовинизма и открытости к достижению чужих культур. Все дороги ведут в Рим, они считали, что высшие, но, с другой стороны, не стыдились принять чужие культуры. Но смотрели на все народы сверху вниз. Но не агрессивно и карательно, а толерантно, терпеливо ждущим и показывающим, что мы лучше. </text:p>
        </text:list-item>
      </text:list>
      <text:p text:style-name="P13">Был обряд <text:span text:style-name="T1">evocatio</text:span>. У них были свои боги, но потом почти все боги и богини имели параллель с богами греции. Но во 2 веку до нашей веры построен храм пантеон – храм всех богов. Пан теос – все боги. </text:p>
      <text:p text:style-name="P13">Римляне непрерывно принимали богов себе. Жрецы выходили на площадку и бросали стрелы с ленточками, перед этим была речь: боги таких-то земель, посмотрите, кому вы покровительствуете, храмы не облагорожены и тд, за вами не ухаживают, люди ваши не так-то хороши, перечисление недостатков. Вторая часть текстовой части эвокации: боги, переходите на нашу сторону, оставьте этих людей, мы всё сделаем хорошо, алтари починим, людей научим и тд. На практической части стрелы с лентрой бросались на территории, <text:s/>и по тому, как падёт лента, такова и воля богов, на той стороне они и <text:s/>будут.</text:p>
      <text:p text:style-name="P1"/>
      <text:list xml:id="list27213504" text:continue-numbering="true" text:style-name="WWNum14">
        <text:list-item>
          <text:p text:style-name="P43">Начинание религиозного и светского. Рим сочетал высокую религиозность и высокую практичность. Так же было и в греции, но там развилась философия и абстрактные наука. Греки стремились к идеалу и познанию мира в целом. В Риме же высоко рациональное и практикоориентированное светское начало. Там тоже были философы, но не такие крутые. Но они выработали систему Права – Римское право, до сих пор лежащее в основе юриспруденции. Не по нему, но оно в основе. Выборная система была там, императора выбирали. </text:p>
        </text:list-item>
        <text:list-item>
          <text:p text:style-name="P43">Архитектура. Табличка жанров:</text:p>
          <text:list>
            <text:list-item>
              <text:p text:style-name="P43">Культовая</text:p>
              <text:list>
                <text:list-item>
                  <text:p text:style-name="P43">Храмы</text:p>
                  <text:list>
                    <text:list-item>
                      <text:p text:style-name="P43">Псевдопериптер. В 509 году днэ в зраме Юпитера капитолийского (на холме Капитолии).Синтез Этруского и греческого храма. Освящён в честь римских божеств, на стыке перехода, строился под руководством Этруск, но потом их изгнали. <text:span text:style-name="T2">Рисунок 1</text:span>. Священный квадрат, 12 ястребов, 12 веков счастливой жизни, Ромул. Авгуры гадали по птицам. <text:s/>От планировки своё, а из чужого взяли декоративные мотивы римляне в этом храме.</text:p>
                    </text:list-item>
                    <text:list-item>
                      <text:p text:style-name="P43">Круглые Толосы. Похожи на греческие, но они не были заимствованы. Круглые храмы были более знаичимы в Риме.</text:p>
                    </text:list-item>
                  </text:list>
                </text:list-item>
                <text:list-item>
                  <text:p text:style-name="P43">Погребальные сооружения. </text:p>
                  <text:list>
                    <text:list-item>
                      <text:p text:style-name="P43">Тумулусы, круглая форма. Позаимствовали у Этрусков. Каменный период и насыпная <text:soft-page-break/>конструкция. Внутри погребальная камера, погребально украшенная. Создавалось как дом в одну комнату. Фрески пропитаны жизнерадостностью! </text:p>
                    </text:list-item>
                    <text:list-item>
                      <text:p text:style-name="P43">Мавзолей августа. Мотив Тумулуса перекатился в громадное сооружение. Уникальность Римской архитертуры – открыли пуцалану – вулканический песок, они изобрели бетон. Постройки сохранились лучше.</text:p>
                    </text:list-item>
                    <text:list-item>
                      <text:p text:style-name="P43">Мавзолей Адриана. Начало второго века. Замкообразная постройка.</text:p>
                    </text:list-item>
                  </text:list>
                </text:list-item>
              </text:list>
            </text:list-item>
            <text:list-item>
              <text:p text:style-name="P43">Гражданская </text:p>
              <text:list>
                <text:list-item>
                  <text:p text:style-name="P43">Домусы, виллы и дворцы ( с имперского периода). Жилые постройки.</text:p>
                </text:list-item>
                <text:list-item>
                  <text:p text:style-name="P43">Дороги и мосты. Инженерные постройки.</text:p>
                </text:list-item>
                <text:list-item>
                  <text:p text:style-name="P43">Акведуки – системы водоподведения. Аква – вода, дук – дорога. Дорога для воды. Подавали воду из озёр горных.</text:p>
                </text:list-item>
                <text:list-item>
                  <text:p text:style-name="P43">Форумы:</text:p>
                  <text:list>
                    <text:list-item>
                      <text:p text:style-name="P43">Республиканские – Романум, бычий, овощной, рыбный… Это рынок был по сути своей. Романум – стоит у самых истоков.</text:p>
                    </text:list-item>
                    <text:list-item>
                      <text:p text:style-name="P43">Императорские форумы: цезаря (цезарь был одним из последних сенаторов, которые старались монополизировать власть), форум августа, форум Нервы, форум Траяна.</text:p>
                    </text:list-item>
                  </text:list>
                </text:list-item>
                <text:list-item>
                  <text:p text:style-name="P43">Базилика. </text:p>
                  <text:list>
                    <text:list-item>
                      <text:p text:style-name="P43">Этап др греции – это дом базилевса. Дословно царь. Но там называли так верховного <text:s/>архонта, старейшины. <text:s/>Он жил (работал) <text:span text:style-name="T2">Рисунок 2</text:span>. </text:p>
                    </text:list-item>
                    <text:list-item>
                      <text:p text:style-name="P43">В древнем риме – полифункциональное здание. Базилика – пространство похожих по форуму функций, но в закрытом помещении. <text:s/>Защита от дождя и солнца. <text:s/>А делали там всё, что угодно. Но товар туда не допускали вносить.</text:p>
                    </text:list-item>
                    <text:list-item>
                      <text:p text:style-name="P43">В эпоху христианства базилика – доминирующая модель храма в католичестве.</text:p>
                    </text:list-item>
                  </text:list>
                </text:list-item>
                <text:list-item>
                  <text:p text:style-name="P43">Амфитеатры и театры. В чём отличие?</text:p>
                  <text:list>
                    <text:list-item>
                      <text:p text:style-name="P43">Театры. Теос - театр – разыгрывание мифических преданий, сказаний. Полукруг.</text:p>
                    </text:list-item>
                    <text:list-item>
                      <text:p text:style-name="P43">Амфитеатры. Сражения гладиаторов, зрелища, где захватыват дух от динамического движения. Круг, сложенный из двух полукругов.</text:p>
                    </text:list-item>
                    <text:list-item>
                      <text:p text:style-name="P43"><text:soft-page-break/>А ещё были цирки. Отличались тем, что были гораздо длиннее. Циркус максимус. Гонки на колесницах,</text:p>
                    </text:list-item>
                  </text:list>
                </text:list-item>
                <text:list-item>
                  <text:p text:style-name="P43">Термы любили они. Общественные бани на термальных источниках, на горячей минеральной воде, бьющей из воды. 2 и более отделений. Горячая, холодная, тёплая и др виды воды. Там были минеральная вода. Да-да-да.</text:p>
                </text:list-item>
              </text:list>
            </text:list-item>
          </text:list>
        </text:list-item>
      </text:list>
      <text:p text:style-name="P2">7 чудес древнего Рима. Фильм, посмотреть можно бы.</text:p>
      <text:p text:style-name="P1"/>
      <text:p text:style-name="P1"/>
      <text:h text:style-name="P11" text:outline-level="1">Искусство средних веков</text:h>
      <text:h text:style-name="P40" text:outline-level="2">Вводный материал по средневековью + Византия</text:h>
      <text:p text:style-name="P1">Когда возникло понятие? В эпоху просвящения, 18 век. Там только христианское средневековье. </text:p>
      <text:p text:style-name="P1">Содержательное ядро. Сегодня считается тип культуы, для которого характерно:</text:p>
      <text:list xml:id="list27147990" text:style-name="WWNum15">
        <text:list-item>
          <text:p text:style-name="P44">Склонность к натуральному хозяйству (на продажу не производим, только для себя. О других не думаем)</text:p>
        </text:list-item>
        <text:list-item>
          <text:p text:style-name="P44">Феодальная организация общества и территории. Феод – земельная территория, кот принадлежит человеку – феодалу. Раз это его территория, то отношения вассала и сюзерену. Главы и подчинённого. </text:p>
        </text:list-item>
        <text:list-item>
          <text:p text:style-name="P44">Доминирование определённой монотеистической религии. </text:p>
        </text:list-item>
      </text:list>
      <text:p text:style-name="P1">Про государства и государственность почти не говорим. Они ближе к ренессансу образовались.</text:p>
      <text:p text:style-name="P1">Говорим только о христианском фрагменте.</text:p>
      <text:h text:style-name="P40" text:outline-level="2">Основы христианской средневековой культуры</text:h>
      <text:p text:style-name="P1">3 столба:</text:p>
      <text:list xml:id="list27149057" text:style-name="WWNum16">
        <text:list-item>
          <text:p text:style-name="P45">Христианство. Оно объединяет их. Ага-ага.</text:p>
        </text:list-item>
        <text:list-item>
          <text:p text:style-name="P45">В 476 году паоа западная римская империя. И что? Античное наследие христианской культуры. Сильные отношения противостояния Риму были</text:p>
        </text:list-item>
        <text:list-item>
          <text:p text:style-name="P45">Самобытность варварских культур.</text:p>
        </text:list-item>
      </text:list>
      <text:p text:style-name="P3">Надо, чтобы мы знали евангелие. Основы хотя бы</text:p>
      <text:p text:style-name="P1">Феномен великого переселения интересует нас. Почему рушится предыд культура? На протяжении всего первого тысячелетия в европе идут интенсивные миграции народов. Выеляется 2 осн вектора? <text:s/>С востока на запад (не знают романизации) и с севера на юг (викинги).</text:p>
      <text:p text:style-name="P1">Вытесняются бриты на территорию северной франции. 3-5 века – приход вандалов, гуннов (от них ничего неосталось, роме негативной памяти). А потом приходят готы.Остготы -- в италии осели. Вестготы – в испании <text:soft-page-break/>осели. Франки входят в суперэтнос германских племён, они создали францию на територии галлии. На территории франции и германии нынешних. </text:p>
      <text:p text:style-name="P1">6-10 века – север на запад.Англы и саксы из нынешней дании едут в британию м создают англо-сакскую культуру нынешней англии.</text:p>
      <text:p text:style-name="P1">Потом приходят хунгры (венгры) К 896 году оседают на побережье дуная, формируя будущую венгрию.</text:p>
      <text:p text:style-name="P1">8-11 века викингов или норманов. В 11-12 веке на юге италии создано государство роджера <text:span text:style-name="T1">II</text:span> – викинига, там скандинавы+викинги+арабы.</text:p>
      <text:p text:style-name="P1">В 7 веку создаётся мусульмано-арабское государство, а с 8 века освоение ими африки и западной европы. А потом испанию отвоевали.</text:p>
      <text:p text:style-name="P1">6-9 века – активное рассление суперэтноса славян. Это широкий суперэтнос. Много этинчески родственных племён. Их описывали как 2 разновидности: западные (чёрные) и восточные (белые, русые)</text:p>
      <text:p text:style-name="P1"/>
      <text:h text:style-name="P40" text:outline-level="2">География и хронология</text:h>
      <text:list xml:id="list27154832" text:style-name="WWNum17">
        <text:list-item>
          <text:p text:style-name="P46">Западная европа 5-15</text:p>
        </text:list-item>
        <text:list-item>
          <text:p text:style-name="P46">Византия 3-середина 15 века</text:p>
        </text:list-item>
        <text:list-item>
          <text:p text:style-name="P46">Древняя русь 9-18 века</text:p>
        </text:list-item>
      </text:list>
      <text:p text:style-name="P1">Церковь раскололась на 2 конфесии из-за того, что папа не признавал себеуправства византии, а византия следовала вселенским соборам.</text:p>
      <text:h text:style-name="P40" text:outline-level="2">Культура византии</text:h>
      <text:p text:style-name="P1">Что такое византия? Ещё в 7 веке до нашей эры на территории будущего кнтсантинополя была заложена греческая колонния. Византи.Название колоннии стало опять названием империи.</text:p>
      <text:p text:style-name="P1">3 этапа:</text:p>
      <text:list xml:id="list27141023" text:style-name="WWNum18">
        <text:list-item>
          <text:p text:style-name="P47">4-6 века: раневизантийский период. Характерна тесный синтез с античностью. </text:p>
        </text:list-item>
        <text:list-item>
          <text:p text:style-name="P47">7-9 века: период кризиса, чуть не пала византия. Усиление влияния ислама и иконоборчество. </text:p>
        </text:list-item>
        <text:list-item>
          <text:p text:style-name="P47">Середина 9 века: восстановились и ряд подъёмов, но империя всё равно усыхает. Зрелая византийская культура. </text:p>
        </text:list-item>
        <text:list-item>
          <text:p text:style-name="P47">Наибольшие размеры в 6 веке в эпоху юстиниана. Потом постепернно сокращается, её теснят славяне с севера и арабы с востока-юга. В результате схлопнулась. 1453 год.</text:p>
        </text:list-item>
      </text:list>
      <text:p text:style-name="P1">Какой вклад в развитие мировой культуры и искусства. </text:p>
      <text:p text:style-name="P1">Византия сыграла большую роль в формировании патристики. Учение о святых отцах церкви. Сформировала иконописный канон. В момент иконоборчества он трансформировался, но в основных чертах образец для подражания, но и в европе западной.</text:p>
      <text:p text:style-name="P1">Икона – знак, изображение, образ. Носит фигуративный характер. Лишь потом там святых изображали. Это христианские священные <text:soft-page-break/>изображения. Лики святых + священные события. Всегда изображения не этого, а сакрального мира.</text:p>
      <text:p text:style-name="P1">Икона используется по отношению к станковым формам. То, что можно повесить куда-то, на стену, на грудь и тд. Иконопись – более общий. + монументальное искусство. </text:p>
      <text:p text:style-name="P1">Иудаизм (базовая книга – тора) -&gt; Христианство (в поддержне и противостоянии выросло из иудаизма. Ветхий и новый завет. Ветхий завет – выборка из Торы, там было о приходе миссии) -&gt; Ислам (коран. Христос – пророк. Мухаммед тоже пророк. Коран берёт тексты из торы и библии <text:s/>и своё). </text:p>
      <text:p text:style-name="P1">Так религии развивались. Христос спорил с фарисеями. Евреи распяли христа! Хе-хе-хе.</text:p>
      <text:p text:style-name="P1">Скульптуры – идол. А им поклоняться нельзя. Вот тик и боролись с иконами и скульптурой. Всё из-за прихода мусульман туда. </text:p>
      <text:h text:style-name="P40" text:outline-level="2">Искусство ранневизантийского периода</text:h>
      <text:p text:style-name="P9">Ключевые даты.</text:p>
      <text:list xml:id="list27162475" text:style-name="WWNum19">
        <text:list-item>
          <text:p text:style-name="P50">313 год. Подпиасание императором константином миланского эдикта. Приказа Он провозгласил христианство официально признанной религией. Предписал он, что христианство – религия, которая может входить в пантеон. Он стал первым императором, принявшим христианство. Видение константину перед битвой с максенцием. <text:s/>Массовое видение всему войску. Священные кресты на щиты. Начинается строительство храмов. Что интересно? Что за основу взял? Ьазовая модель рама – базилика. Но в неё вчитывается мотив креста.</text:p>
        </text:list-item>
        <text:list-item>
          <text:p text:style-name="P50">В 320 году начинается сроительство, а в 326 году провозглашается столицей город константинополь в проливе Босфорт. Построен как неорома. Новый рим.</text:p>
        </text:list-item>
        <text:list-item>
          <text:p text:style-name="P50">Главный шедевр ранневизантийского искусства является собор святой софии. 532-537. Собор имеет уникальную планировку купольной базилики. Зодчие попытались соединить форму прямоугольной базилики с круглым толосом. Купол один из самых больших в мире. Архитекторы – Анфилий из Трал и Апполодон из Милета. Они добавили конрфорсы + полукупола сбоку, которые перераспределяют нагрузку. А с их а дополнительные полукупола.<text:span text:style-name="T3">Рисунок 3</text:span>.</text:p>
        </text:list-item>
        <text:list-item>
          <text:p text:style-name="P50">В 7-9 веках трансформация во всех видах искусства. В архитектуре вырабатывается модель крестовокупольного храма. В основе греческий крест. <text:span text:style-name="T3">Рисунки 4</text:span>.</text:p>
        </text:list-item>
      </text:list>
      <text:p text:style-name="P9">Монументальная живопись в техниках фрески и смальтовой мозаики также была широко распространена. Но позднее многие памятники были <text:soft-page-break/>уничтожены в иконоборчество. Выжили на тех территориях, которые отпали от византии.</text:p>
      <text:p text:style-name="P9">Наибольшая концентрация в городе Равенна. Италия. Там были остготы-христиане, провозглосили себя внешним отделением константинопольского архата. Пригласили византийских мастеров. В 4-6 веках не было ещё единого канона христа! Безбородый кучерявый или бородатый длинноволосый. Ай-яй-яй.</text:p>
      <text:p text:style-name="P9">В ранневизантийском искусстве появляется символика золотого фона. Что он и золото вообще значит? Эманации божественной энергии. Излучение.</text:p>
      <text:p text:style-name="P9">7-9 века – гонения на иконы. После периода иконоборчества трансформируется иконописный свод. Образы становятся суровее, в целом взрослее. <text:s/>Мотивы страдания звучат ярче. </text:p>
      <text:p text:style-name="P9">Почему ценится золото? Потому что оно может преломлять и излучать свет. В этом свет божий. Ха. И бриллианты тоже.</text:p>
      <text:p text:style-name="P9">Значения византии: </text:p>
      <text:list xml:id="list27137165" text:style-name="WWNum20">
        <text:list-item>
          <text:p text:style-name="P51">Формируется христианский канон. Отсюда он расходится повсюду.</text:p>
        </text:list-item>
        <text:list-item>
          <text:p text:style-name="P51">Миссионерская роль. Через неё получили христианство многие страны.</text:p>
        </text:list-item>
      </text:list>
      <text:p text:style-name="P9"/>
      <text:h text:style-name="P11" text:outline-level="1">Культура Древней Руси</text:h>
      <text:h text:style-name="P40" text:outline-level="2">Разберёмся, почему русь называется русью и всем таким</text:h>
      <text:p text:style-name="P1">Откуда пришли и почему так назвались, не знаем. </text:p>
      <text:p text:style-name="P1">Периодизация:</text:p>
      <text:list xml:id="list27142214" text:style-name="WWNum21">
        <text:list-item>
          <text:p text:style-name="P48">6-10 века – языческая русь</text:p>
        </text:list-item>
        <text:list-item>
          <text:p text:style-name="P48">Конец 10-начало 12 века киевская русь</text:p>
        </text:list-item>
        <text:list-item>
          <text:p text:style-name="P48">12-14 века – период феодальной раздробленноти (татаро-монгольское иго в советских учебниках период)</text:p>
        </text:list-item>
        <text:list-item>
          <text:p text:style-name="P48">15-16 века – москвская русь (15-17 века в нек учебниках)</text:p>
        </text:list-item>
        <text:list-item>
          <text:p text:style-name="P48">17 век – Бунташный век. С кризиса династического начался Борис Годунов. Рюриковичи прервались. Царевич дмитрий начался. Минин и пожарский – народное ополчение. Во главу поставили романовых. В середине 17 века религиозный раскол. Конец 17 века – начало правления петра первого. Период перехода к новому времени. </text:p>
        </text:list-item>
      </text:list>
      <text:p text:style-name="P10"/>
      <text:p text:style-name="P10">География:</text:p>
      <text:list xml:id="list27151789" text:style-name="WWNum22">
        <text:list-item>
          <text:p text:style-name="P49"><text:soft-page-break/>Активное движение, миграции, оседание лишь в 8-10 веках. Оседание на пути из варягов в греки. (новогород и киев – главные, но не единственные.)</text:p>
        </text:list-item>
        <text:list-item>
          <text:p text:style-name="P49">Попытка создания централизованного государства.</text:p>
        </text:list-item>
        <text:list-item>
          <text:p text:style-name="P49">Экспансия на восток. Делится на княжества. Великое – там, где живёт митрополит. Появляется тверское, смоленкое, владимиро-суздальское, <text:s/>псковское и московкое княжества (последние два с 14 века).</text:p>
        </text:list-item>
        <text:list-item>
          <text:p text:style-name="P49">Присоединяются вятка и казань. Усиление экспансии. Централизация мощная к москве.</text:p>
        </text:list-item>
        <text:list-item>
          <text:p text:style-name="P49">Староверы уходят на восток далекооо. До урала. До туда пока что не дотягивались руки государства. <text:bookmark text:name="_GoBack"/></text:p>
        </text:list-item>
      </text:list>
      <text:p text:style-name="Text_20_body"/>
      <text:h text:style-name="Heading_20_2" text:outline-level="2">Эволюция изо</text:h>
      <text:p text:style-name="Standard">Христианское искусство заимствовано у византии. Конец 10 века. В византии это зрелое искусство. Научили нам они. И Ростислав пришёл на пары. Садится за парту. Ля-ля-ля. <text:s/>Были до этого идолы-столбы и идолы-домовые, большие и маленькие. Но всё это вырезали, насадив другую религию.</text:p>
      <text:p text:style-name="Standard">Первые образцы иконописи были привезены из византии или подарены ей, либо созданы византийскими мастерами (особенно стенописи). Большинство русских иконописных школ следовали канону византийскому. С другой стороны, мы следовали не слишком точно, когда начали работать наши, в каждом княжестве формировались свои локальные черты. В большинстве княжеств сильна память канонов, но в некоторых сильно отклонение. Наиболее сильное преобразование канона в новгороде 14-16 веков. Краснофонная иконопись. Новгород был рациональной, практической культурой. Золотой фор икон – реальное золотое сусло. Это расточительно, ну а красный фон считали тоже божественным. Жёсткий наивный рисунок. Практическая направленность сюжетов.</text:p>
      <text:p text:style-name="Standard">В большинстве случаев не знаем имён иконописцев. Почему? Потому что создана богом через руки человека. С конца 14 века имена наиболее таланливых сохранились в умах народа. Рублёв, феофан грек (он приехал из византии, поэтому и такая фамилия), Дионисий. В 17 веке знаем почти все имена иконописцев, но мало кто из них может сраниться с рублёвым. Икона в 17 веке начинает всё сильнее отзодить от канона, появляется объёмность вместо плоскостности, из-за кризиса средневекового мышления и опосредованного влияния культуры нового времени. Главные: мастера <text:s/>оружейной палаты (симон ушаков, например).</text:p>
      <text:p text:style-name="Standard">Монументальная живопись не разбиралась нами ещё пока что. Станковая на стенке, можем перенести. Монументальную перенести не можем. Основная техника - фреска. В раннекиевский период созданы были несоколько мозаик. В софии киевской есть мозаика, <text:s/>ну или была. Но фрески доминируют.</text:p>
      <text:p text:style-name="Standard"/>
      <text:h text:style-name="Heading_20_2" text:outline-level="2"><text:soft-page-break/>Эволюция архитектуры</text:h>
      <text:p text:style-name="Standard">До принятия христианства, культура наша была деревянной. Традиции каменного строительства пришли с византийцами. </text:p>
      <text:p text:style-name="Standard">Главные храмы – софийские храмы. В киеве, в новгороде и полоске. В киеве пятинефный, пятиобсидный, тринадцатикупольный (христос и апостолы) с двумя обходными галлереями. Новгородская строится следом, несколько отличается. В её облике сильнее слышны собственнорусские черты. Стены толще, арочек внутри арочек окошек нет. Гораздо более аскетичен и строк. Суров. Пятинефный, трёхобсидный, <text:s/>пятикуполный, с одной двухэтажной обходной галлереей. </text:p>
      <text:p text:style-name="Standard">Наиболее изменчивым в древнерусской архитектуре оказалось строение перекрытий. В киевский период доминировали шлемовидные купола и позакамарные перекрытия. Позакамарные – крыша похожа на кучу надутых волдырей от ожогов. Опасность обвалов, убития снегом и тп.</text:p>
      <text:p text:style-name="Standard">В 12-13 веках переход к луковичному куполу. Над полукругом делается луковка, а на неё крест. Пимпочка над полусферой. Да где-угодно можешь найти. Небольшая такая. В новгороде потом входит мотив трёхлопастной арки. Центральныйй неф покрывается полукругом, а боковые четвертькругами сверху. Арка и две полуарки. Снег не скапливается, ура! Потом восьмискатная крыша в новгороде. Сделали крышу под /\ с 4х сторон.</text:p>
      <text:p text:style-name="Standard">В 16 веке в моду входят шатровые перекрытия. Зарождаются в москве. Раньше храмы были широкие и низкие. А этот как свечка. Высокий и узенький. Откуда идея взялась? Из деревянного зодчества руси.</text:p>
      <text:p text:style-name="Standard"/>
      <text:p text:style-name="P4">1<text:span text:style-name="T4">6 и 17 не будет занятий. 23 числа будет не в 8 утра, а в 2 часа. 1-433 кабинет.</text:span></text:p>
      <text:p text:style-name="P7"/>
      <text:p text:style-name="P7"/>
      <text:h text:style-name="P12" text:outline-level="1">Культура западноевропейского средневековья</text:h>
      <text:h text:style-name="P41" text:outline-level="2">Периодизация</text:h>
      <text:p text:style-name="P7">Нужно делить на 3 периода:</text:p>
      <text:list xml:id="list27137537" text:style-name="L1">
        <text:list-item>
          <text:p text:style-name="P14">5-10 века. Период варварских королевств.</text:p>
        </text:list-item>
        <text:list-item>
          <text:p text:style-name="P14">10-12 века. Романский период</text:p>
        </text:list-item>
        <text:list-item>
          <text:p text:style-name="P14">2 половина 12 — 15 век. Готический период. </text:p>
        </text:list-item>
      </text:list>
      <text:p text:style-name="P7">Кто ввёл периодизацию? В ренессанс. Там дали определение средневековья. Тёмные времена. Но саму периодизацию ввели в 19 веке <text:s/>в эпоху историзма. Тут стали мыслить позитивно, не считая всё это тёмным временем, а чем-то более-менее норм, что-то, готовящее к будущему. </text:p>
      <text:h text:style-name="P41" text:outline-level="2"><text:soft-page-break/>5-10 века. Период варварских королевств.</text:h>
      <text:p text:style-name="P7">Почему получил такое название? </text:p>
      <text:p text:style-name="P7">Приходит огромное количество народов, большинство на варварской ступени развития. Язык учили латынь, через религию узнавали его. </text:p>
      <text:p text:style-name="P7">Мечта о возрождния Рима была даже у них.</text:p>
      <text:p text:style-name="Standard"><text:span text:style-name="T4">Тут заметный упадок по сравнению с римской империей, и он закономерен. В этот период Европа заселяется национальными субстратами, характеризующими современную этническую карту </text:span><text:span text:style-name="T4">Е</text:span><text:span text:style-name="T4">вропы. </text:span></text:p>
      <text:p text:style-name="P7">Города теряют своё былое значение, единой империи не существует, однако многие из национальных культур мечтают о возрождении государственности. В результате создают свои королевства. Варварские. Прообраз их – мечта возродить римскую империю. Как единое мощное процваетающее государство.</text:p>
      <text:p text:style-name="P7">Кто входит? Одно из первых создано Ост-готами на территории Италии. Оно называлось королевство Теодориха, Королевство Ост-готов. Город Равенна был. Там наибольшее количество памятников. </text:p>
      <text:p text:style-name="Standard"><text:span text:style-name="T4">Европа объединена христианством. Но кому служат? </text:span><text:span text:style-name="T4">Признавали византию выше себя в религии. Византийский экзархат. Подчинение византии. Константинопольскому патриарху.</text:span></text:p>
      <text:p text:style-name="Standard"><text:span text:style-name="T4">У них в культуре переплетаются их самобытные черты и византийское влияние. </text:span><text:span text:style-name="T4">Большинство храмов, культовых построек были созданы византийуами или под их руководством. Именно здесь сохранились </text:span><text:span text:style-name="T4">ранние византийские мозаики, которые были уничтожены во время иконоборчества в остальной части византии.</text:span></text:p>
      <text:p text:style-name="Standard"><text:span text:style-name="T4">Памятники, отражающие с</text:span><text:span text:style-name="T4">а</text:span><text:span text:style-name="T4">мобытность – мавзолей теодориха. </text:span><text:span text:style-name="T4">Он имитирует римские гробницы (тумулусы), но они так и не научились возводить купола. Арки освоили. Там псевдокупол – камень, который вытесан в виде купола и поставлен <text:s/>сверху. Очень многому научились, но не всему. </text:span></text:p>
      <text:p text:style-name="P7">493-553 годы. Только там существовала, потом смели её. А ещё одна хорошо по золоту и серебру работала.</text:p>
      <text:h text:style-name="P41" text:outline-level="2">Королевство франков</text:h>
      <text:p text:style-name="P7">Две династии.</text:p>
      <text:list xml:id="list27149602" text:style-name="L2">
        <text:list-item>
          <text:p text:style-name="P15">Мерровинги. Конец 5 — нач 8.</text:p>
        </text:list-item>
        <text:list-item>
          <text:p text:style-name="P15">Каролинги. 8-перв пол 9 века.</text:p>
        </text:list-item>
      </text:list>
      <text:p text:style-name="P7">Фиксируем. Тут существует долго оно. Королевство франков.</text:p>
      <text:p text:style-name="P7">Королевство остготов – кусочек италии, а франки почти всю западную европу захватили. Рно рыхлое, границы гуляют, феодальные противоречия и всё такое. </text:p>
      <text:p text:style-name="Standard"><text:span text:style-name="T4">Посмотрим каменную летопись. Ля-ля-ля. </text:span><text:span text:style-name="T4">Одо из </text:span><text:span text:style-name="T4">М</text:span><text:span text:style-name="T4">еца построил купол. Чувак крут.</text:span></text:p>
      <text:p text:style-name="P7">Совмещются в эпоху Карла великого светская и <text:s/>духовная часть в нём.</text:p>
      <text:p text:style-name="P7"><text:soft-page-break/>Пфальц – дворцовый комплекс.. Королевская капела + тронный зал карла. Два в одном. Это важно. </text:p>
      <text:p text:style-name="P7">План монастыря Сент-Галле – формирование двухобсиднго храма. В одной храм христа, а в другой алтарь императора. И ему не нужен Папа Римский. Ха!</text:p>
      <text:p text:style-name="P7">Но государство было очень рыхлым. У него не было столицы. Где император, там и столица. <text:s/>12 опорных резиденций.</text:p>
      <text:p text:style-name="P7">В 843 году был подписан Верденский договор, согласно которому империя Карла была разделена на 3 независимых государства.</text:p>
      <text:h text:style-name="P41" text:outline-level="2">Оттоновское королевство</text:h>
      <text:p text:style-name="Standard"><text:span text:style-name="T4">С 10 по 11 век начнётся расцвет Оттоновской империи. От королей Оттон 1, отон 2, Оттон 3. Они не были отце-сынами, они шли через поколения. В эти правления были большие переломы. В 962 году Оттон 1 короновался из рек Папы Римского. </text:span><text:span text:style-name="T4">Видно, что влияние патриарха константинопольского нулевое. Противостоит он папе, но проигрывает. Взаимоподдерживающий союз. Императором чего коронуется он? Император Священной Римской Империи Германской Нации ИСРИГ</text:span><text:span text:style-name="T4">Н. </text:span></text:p>
      <text:p text:style-name="P7">В этом периоде своеобразный переход от периода варварских королевств к романике.</text:p>
      <text:h text:style-name="P41" text:outline-level="2">10-12 века. Романский период </text:h>
      <text:p text:style-name="Standard"><text:span text:style-name="T4">Поворотным стал факт тысячного года. </text:span><text:span text:style-name="T4">Массированная постройка храмов, уход в монастыри. Ожидание того, что христос придёт. Все пошли </text:span><text:span text:style-name="T4">замаливать грехи перед судным днём. </text:span><text:span text:style-name="T4">В результате с 11 века говорим о переходе к зрелому средневковью, мощном рассвете монастырской культуры, активном развитии паломничеств.</text:span></text:p>
      <text:p text:style-name="Standard"><text:span text:style-name="T4">Наивысший расцвет крестовых походов.</text:span><text:span text:style-name="T4"> И начинает формироваться общий европейский стиль. И называется он...Романика! </text:span></text:p>
      <text:p text:style-name="P7">Романика – термин возник в 19 веке, когда переосмысляется средневековье. В связи со сходством архитектуры с древнеримской. </text:p>
      <text:p text:style-name="P7">Сравним романику и готику.</text:p>
      <text:list xml:id="list27151241" text:style-name="L3">
        <text:list-item>
          <text:p text:style-name="P16">Пункт сравнения. Ключевая форма.</text:p>
          <text:list>
            <text:list-item>
              <text:p text:style-name="P16">Роматика. Полуциркульная арка (полукруг)</text:p>
            </text:list-item>
            <text:list-item>
              <text:p text:style-name="P26"><text:span text:style-name="T4">Готика. Стрельчатая арка. Арр!! Похожа, но сверху заострение. Художник из тебя.. </text:span><text:span text:style-name="T4">Заострено всё кверху!</text:span></text:p>
            </text:list-item>
          </text:list>
        </text:list-item>
        <text:list-item>
          <text:p text:style-name="P16">Как построена сиситема перекрытий.</text:p>
          <text:list>
            <text:list-item>
              <text:p text:style-name="P16">Своды: гладкий полуциркульный, крестовый коробовый.</text:p>
            </text:list-item>
            <text:list-item>
              <text:p text:style-name="P26"><text:span text:style-name="T4">Нервюрный. Развитие кресторого коробового. </text:span><text:span text:style-name="T4">Вот так шла эволюция к готике. Там конструкция неустойчивая. Поставить 4 туннеля ортогонально на плоскости и подтянуть вверх.</text:span></text:p>
            </text:list-item>
          </text:list>
        </text:list-item>
        <text:list-item>
          <text:p text:style-name="P16">Своды. Несущие</text:p>
          <text:list>
            <text:list-item>
              <text:p text:style-name="P16">Стена, а потом нагрузка на опору, на столб. Но стена всё равно оставалась несущей. Очень <text:span text:style-name="T1">solid </text:span>конструкция.</text:p>
            </text:list-item>
            <text:list-item>
              <text:p text:style-name="P16"><text:soft-page-break/>Полностью столбовая каркасная конструкция. Более ажурная и лёгкая. </text:p>
            </text:list-item>
          </text:list>
        </text:list-item>
        <text:list-item>
          <text:p text:style-name="P16">Планировка.</text:p>
          <text:list>
            <text:list-item>
              <text:p text:style-name="P16">Трёхпятинефная базилика с венцом капелл. Третья церковь Петра и Павла в Клюни. При входе трёхнефная, а дальше перерастает в пятнефную. Характерен перекос в сторону восточной части. Большой перевес.</text:p>
            </text:list-item>
            <text:list-item>
              <text:p text:style-name="P16">Трёх или пятинефная базилика. Трансепт смещается в сторону центра и начинает втягиваться внутрь храма. </text:p>
            </text:list-item>
          </text:list>
        </text:list-item>
        <text:list-item>
          <text:p text:style-name="P16">Башни, экстарьер. </text:p>
          <text:list>
            <text:list-item>
              <text:p text:style-name="P16">Башни — одна или две на западном фасаде. Заканчиваются шпилями. Чаще две башни. <text:s text:c="2"/>Преимущественно в англии обрезанные, плоские. Но в германии любят шпили.</text:p>
            </text:list-item>
            <text:list-item>
              <text:p text:style-name="P16">Ажурные конструкции. Контрфорсы отходят от стен.</text:p>
            </text:list-item>
          </text:list>
        </text:list-item>
        <text:list-item>
          <text:p text:style-name="P16">Живопись.</text:p>
          <text:list>
            <text:list-item>
              <text:p text:style-name="P16">Полтолки, своды, стены. Фреска чаще всего. По свежей штукатурке. </text:p>
            </text:list-item>
            <text:list-item>
              <text:p text:style-name="P16">Расцвет витража. Самый цельный в Шартро. Там сохранились образцы ранней готики. Крупные кусочки. А потом кусочки мелкие совсем.</text:p>
            </text:list-item>
          </text:list>
        </text:list-item>
        <text:list-item>
          <text:p text:style-name="P16">Скульптура</text:p>
          <text:list>
            <text:list-item>
              <text:p text:style-name="P16">Скульптурой украшаются порталы (входные группы). Она тут достаточно плоскостная, тесно слита с объёмом здания, очень отрешённая, внеэмоциональная. Колоннообразные статуи. </text:p>
            </text:list-item>
            <text:list-item>
              <text:p text:style-name="P16">Отделяется от стены, <text:s/>сначала круглая, в потом ставится на постаменты <text:s/>и выглядит как столб, но на площадке. Вступает в эмоциональный диалог друг с другом и со зрителями.</text:p>
            </text:list-item>
          </text:list>
        </text:list-item>
        <text:list-item>
          <text:p text:style-name="P16">Тип собора</text:p>
          <text:list>
            <text:list-item>
              <text:p text:style-name="P16">Основной тип – монастырский. Так как люди повально пошли в религию.</text:p>
            </text:list-item>
            <text:list-item>
              <text:p text:style-name="P16">Но не случилось пришествия. А жить стало лучше, поэтому городские кафедральные соборы тут. <text:s/>Тимпан – плита над дверью. <text:s/>Архивольты – дуги над тимпаном. Есть наддверная плита. Тимпан над ней стоит.</text:p>
            </text:list-item>
          </text:list>
        </text:list-item>
      </text:list>
      <text:p text:style-name="P7"/>
      <text:h text:style-name="Heading_20_1" text:outline-level="1">Культура ренессанса</text:h>
      <text:h text:style-name="Heading_20_2" text:outline-level="2">Этимология, происхождение термина</text:h>
      <text:p text:style-name="Standard">Возник в итальянском языке. <text:span text:style-name="T4">Ренещименто – </text:span><text:span text:style-name="T1">renascimento <text:s/>re </text:span><text:span text:style-name="T4">пере </text:span><text:span text:style-name="T1">nasci – </text:span><text:span text:style-name="T4">рождение. Но чаще говорим на французский манер </text:span><text:span text:style-name="T1">Renaissance.</text:span></text:p>
      <text:p text:style-name="P5">Законспектировать классицизм и барокко. Происхождение, рамки <text:s/>и всё-всё-всё по ним.</text:p>
      <text:p text:style-name="P7"><text:soft-page-break/>Появляется в 16 веке как факт самоосознания инновационности данной кульутры.</text:p>
      <text:h text:style-name="Heading_20_2" text:outline-level="2">География и хронология</text:h>
      <text:p text:style-name="Standard">Зарождается в италии. Выделяем две территории: </text:p>
      <text:list xml:id="list27146725" text:style-name="L4">
        <text:list-item>
          <text:p text:style-name="P27">Конец 13- 14 век. Предвозрождение, проторенессанс</text:p>
        </text:list-item>
        <text:list-item>
          <text:p text:style-name="P27">15 век – ранний ренессанс.</text:p>
        </text:list-item>
        <text:list-item>
          <text:p text:style-name="P27">1490 — 1527 (а в венеции весь 16 век) высокий ренессанс.</text:p>
        </text:list-item>
        <text:list-item>
          <text:p text:style-name="P27">Середина и 2 половина 16 века поздний ренессанс.</text:p>
        </text:list-item>
      </text:list>
      <text:p text:style-name="Standard">Есть вторая зона –- северный ренессанс. Это все страны к северу от италии. Франция (2 пол 15 века — весь 16 век), германия (1430 — 16 век), нидерланды (15 и 16 века).</text:p>
      <text:h text:style-name="Heading_20_2" text:outline-level="2">Сравнительный анализ картины мира</text:h>
      <text:list xml:id="list27161426" text:style-name="L5">
        <text:list-item>
          <text:p text:style-name="P28">Пункт.</text:p>
          <text:list>
            <text:list-item>
              <text:p text:style-name="P28">Средние века. В центре мира категория бога. Потом человек, который создан по образу и подобию. Но бг создал не только человека, но и всё остальное. Тварный мир (всё сотворённое). Живых существ предполагает. Но мы понимаем всю природу. Вертикальная ось такая. От высшего к низшему миру. Природа человека двойственна. И только от него зависит, кем будешь. Тварью, или божественной сущностью. Теоцентрическая теория.</text:p>
            </text:list-item>
            <text:list-item>
              <text:p text:style-name="P28">Ренессанс. Тут тоже есть бог, человек и природа, но повернул её в горизонталь. Бог, человек, природа. Какие взаимоотношения. Человек всё же между человеком и природой. Но это не драма человеческой сущности. (<text:span text:style-name="T6">почитай Пикодема Мирандела «речь о достоинстве человека»</text:span>). Переосмыслили наше природное начало как возможность творить на земле. Человек и бог выравниваются как творцы. У бога нет других рук, кроме наших. Бог в средневековой модели не вмешивается в природу. Или только для наказания. А тут природу изучает ренессанс, то видим, что она сложная. Она вся несёт божественные законы, потому и сложная. Пантейя. Бог во всём. Как познать бога? Изучаем бога через природу. Видимо, человек главный, да? Первый шаг у антропоцентризму. </text:p>
            </text:list-item>
          </text:list>
        </text:list-item>
      </text:list>
      <text:h text:style-name="P41" text:outline-level="2">Культура итальянского ренессанса</text:h>
      <text:h text:style-name="P41" text:outline-level="2">Эволюция архитектуры</text:h>
      <text:p text:style-name="Standard"><text:span text:style-name="T4">Основные достижения в итальянской архитектуре эпохи ренессанса связаны с постепенным повторным освоением ордерной системы в греко</text:span><text:span text:style-name="T4">-</text:span><text:span text:style-name="T4">римском варианте. </text:span><text:span text:style-name="T4">И ордер, и арка то есть. </text:span></text:p>
      <text:p text:style-name="P7">Почему на севере позже?</text:p>
      <text:p text:style-name="P7">В Италии, в отличие от других стран западной Европы, была слабо развита готика, но пышно Романика. </text:p>
      <text:p text:style-name="P7">Переход из романики в проторенессанс, минуя готику. Это путь италии.</text:p>
      <text:p text:style-name="P7"><text:soft-page-break/>Готических тенденций не было? Были, но странные и неуклюжие.</text:p>
      <text:p text:style-name="Standard"><text:span text:style-name="T4">Центральная фигура – Арнольфо ди Камбио. <text:s/></text:span><text:span text:style-name="T4">(ди = откуда). </text:span></text:p>
      <text:p text:style-name="Standard"><text:span text:style-name="T4">Колыбкль проторенессамна – зона Тоскано. Цнтральная италия. Города: </text:span><text:span text:style-name="T5">Флоренция</text:span><text:span text:style-name="T4">, Пиза, Сиена. </text:span><text:span text:style-name="T4">Арнольдо работал в основном в первом и третьем городе. Город эпохи ренессана становится бицентричным. </text:span><text:span text:style-name="T4">В готике один центр – собор. В италии собор + </text:span><text:span text:style-name="T5">палаццо коммунале </text:span><text:span text:style-name="T4">= общественный дворец = мерия, городской совет.</text:span></text:p>
      <text:p text:style-name="P7">Первым осваивает ордерную систему ( в раннем ренесансе ) Филиппи Бренуллески. </text:p>
      <text:p text:style-name="Standard"><text:span text:style-name="T4">Тема купола станет ещё одной важной темой ренессанса. </text:span><text:span text:style-name="T4">Строит двойной купол. Внутренний полусфера, а внешний яйцевидный восимигранный с одной степенью кривизны (не круг, а восьмигранник с лепестками).</text:span></text:p>
      <text:p text:style-name="P7">Впервые к ордеру он обращается доме младенца 1419 год. Брунеллески вводит мотив аркады, обращённый к площади. Но ордерная система используется не вполне правильно. </text:p>
      <text:p text:style-name="Standard"><text:span text:style-name="T4">А что неправильного? </text:span><text:span text:style-name="T4">Ля-ля-ля</text:span></text:p>
      <text:p text:style-name="P7">Выход к классической ордерной системе в церквях сан-лоренцо и санто-спирито.</text:p>
      <text:p text:style-name="P7">Наивысший рассвет ренессанса связан с произведениями Микеллянджело. Святого Петра собор в Риме. Теперь да, центр – Рим. Собор петра, Да?</text:p>
      <text:p text:style-name="P7"/>
      <text:p text:style-name="P7">Исходный замысел – центрический храм, увенчанный куполом. Во второй половине 16 века храм достроен до базилики Карло Модерна (это автор, который достроил). </text:p>
      <text:h text:style-name="P41" text:outline-level="2">Эволюция живописи и скульптуры</text:h>
      <text:p text:style-name="Standard"><text:span text:style-name="T4">Главное достижение ренессанса (итальянского и северного) – освоение реалистического метода, </text:span><text:span text:style-name="T4">который ляжет в основу изоразительных искусств всего нов</text:span><text:span text:style-name="T4">о</text:span><text:span text:style-name="T4">го времени. </text:span></text:p>
      <text:p text:style-name="P7">Реализм – стиль, а метод – система письма. </text:p>
      <text:p text:style-name="P7">В чём сущность метода этого? Изобржение так, как видит человеческий глаз. </text:p>
      <text:p text:style-name="P7">Характерно: </text:p>
      <text:list xml:id="list27155968" text:style-name="L6">
        <text:list-item>
          <text:p text:style-name="P17">Освоение линейной перспективы. </text:p>
        </text:list-item>
        <text:list-item>
          <text:p text:style-name="P17">Свето-теневая моделировка объёма.</text:p>
        </text:list-item>
      </text:list>
      <text:p text:style-name="Standard"><text:span text:style-name="T4">Как быстро произошёл переход? Первые перемены в эпоху проторенессанса в живописи Джотто. 13-14 века. <text:s/></text:span><text:span text:style-name="T4">Существенно реформирует иконографию. Не опирается на каноны из прошлого, а так, как хочет. </text:span><text:span text:style-name="T4">А ещё насыщает эмоциями персонажей.</text:span></text:p>
      <text:p text:style-name="P7">Первым на линейную перспективу вышел в 15 веке <text:s/>Мазаччо (прозвище) мазила. Мазюкает чего-то. Его не признавали.</text:p>
      <text:p text:style-name="Standard"><text:soft-page-break/><text:span text:style-name="T4">Эпоха ренессанса – формирование множества светских жанров.: </text:span><text:span text:style-name="T4">портрет, мифорогическая каритна, батальная сцена, алтарый образ переосмысливается. </text:span></text:p>
      <text:p text:style-name="P7">В Пизе скульпторов много. </text:p>
      <text:p text:style-name="Standard"><text:span text:style-name="T4">Донател</text:span><text:span text:style-name="T4">л</text:span><text:span text:style-name="T4">о показали нам.</text:span></text:p>
      <text:p text:style-name="P7"/>
      <text:p text:style-name="P5">2 декабя в 7 часов сходить на какой-то фильм. В кафе, название которого не помнят, попросит меня куда-то зайти, не и вот. Это какой-то молодёжный проект. Плата 200р. <text:s/>Кто хочет — сходит. </text:p>
      <text:p text:style-name="P5">5 декабя в кировский художественный музей. В 2 часа. Куда? Подойти в ...</text:p>
      <text:p text:style-name="P5">26-27-28 ноября будет выставка интерьерные решения.</text:p>
      <text:p text:style-name="P7"/>
      <text:p text:style-name="P7"/>
      <text:h text:style-name="Heading_20_1" text:outline-level="1">Культура нового времени</text:h>
      <text:h text:style-name="Heading_20_2" text:outline-level="2">Хронология</text:h>
      <text:p text:style-name="Standard">Появляется в эпоху ренессанса. Новое Время. Термин такой. В рамках трёзчастного деления истории культуры на древность (античность), средние века и новое время (там как раз, 16 века). </text:p>
      <text:p text:style-name="Standard">До сих пор нет явных рамок хронологических. Всякие думают иначе, когда началась эпоха.</text:p>
      <text:list xml:id="list27143116" text:style-name="L7">
        <text:list-item>
          <text:p text:style-name="P18">Наиболее часто используется: английская революция 1669 года. 17 век.</text:p>
        </text:list-item>
        <text:list-item>
          <text:p text:style-name="P18">Реже используется 1492 год — первое кругосветное плавание. С 16 века пересмотр сведений о земле, жизни, человеке и тд</text:p>
        </text:list-item>
        <text:list-item>
          <text:p text:style-name="P18">Есть другие линии. Есть мение, что с промышленной революции 18 века. Или с фр революции конца 18 века. </text:p>
        </text:list-item>
        <text:list-item>
          <text:p text:style-name="P18">Или 1453 год — падение константинополя, там тоже считают так. Но только на востоке, потому что на запад падение повлияло слабо.</text:p>
        </text:list-item>
      </text:list>
      <text:p text:style-name="P7"/>
      <text:p text:style-name="P7">Окончание — 1914-18 годы. </text:p>
      <text:p text:style-name="P7">Обычно считают с середины 17 до начала 20 века. </text:p>
      <text:p text:style-name="P7"/>
      <text:p text:style-name="P7">Новое время отличается чем?</text:p>
      <text:list xml:id="list27156708" text:style-name="L8">
        <text:list-item>
          <text:p text:style-name="P19">Постепенным переходом к науке как к системообразующему фактору в умственной сфере.</text:p>
        </text:list-item>
        <text:list-item>
          <text:p text:style-name="P19"><text:soft-page-break/>Расцвет капиталистического уклада (он упразднил иерархию общества по родословной)</text:p>
        </text:list-item>
        <text:list-item>
          <text:p text:style-name="P19"><text:s/>Формируются демократические ценности. Постепенный переход (начало) к ним.</text:p>
        </text:list-item>
      </text:list>
      <text:p text:style-name="P7"/>
      <text:p text:style-name="P7">Внутренняя периодизация.</text:p>
      <text:list xml:id="list27151958" text:style-name="L9">
        <text:list-item>
          <text:p text:style-name="P20">17 век — черты переходности, много из ренесанса ещё тут.</text:p>
        </text:list-item>
        <text:list-item>
          <text:p text:style-name="P20">18 век. Век просвящения. </text:p>
        </text:list-item>
        <text:list-item>
          <text:p text:style-name="P20">19 век — эпоха историзма и романтизма. </text:p>
        </text:list-item>
        <text:list-item>
          <text:p text:style-name="P20">Рубеж 19-29 веков. Эпоха модерна. </text:p>
        </text:list-item>
      </text:list>
      <text:p text:style-name="P7"/>
      <text:p text:style-name="P6">Что такое просвящение? Эпоха просвящения, ценности, лица важные, события, почитать. ДЗ.</text:p>
      <text:p text:style-name="P7"/>
      <text:h text:style-name="Heading_20_2" text:outline-level="2">Культура 17 века.</text:h>
      <text:p text:style-name="Standard">Как и ренессанс, характеризуется высокой мерой противоречий (антиномии). Какие ?</text:p>
      <text:list xml:id="list27158335" text:style-name="L10">
        <text:list-item>
          <text:p text:style-name="P29">Светская и религиозная части. Какое отличие от ренессанса? <text:s/>Там были через плюсик, то тут возникают отношения <text:span text:style-name="T1">vs – </text:span><text:span text:style-name="T4">против. В чём? 17 век — бурное развитие науки. Каркас научных представлений тут создался. Да ну? Иституцианализация науки, выделение как отдельной сферы жизни. <text:s/>Какпоняли значимость науки? Создавались королескские академии наук. И промышленники, и короли нуждались в науке, чтобы производить больше и быть умнее и престижнее. <text:s/></text:span></text:p>
        </text:list-item>
        <text:list-item>
          <text:p text:style-name="P29"><text:span text:style-name="T4">Активная борьба реформации и контрреформации. Что такое реформация как движение в культуре? Движение за обновление церкви в странах северного ренессанса. Реформация — что-то вроде раскола. <text:s/></text:span><text:span text:style-name="T4">Написано ниже, что такое. Контрреформация — когда понимают, что нужно бороться с протестерианством. </text:span></text:p>
        </text:list-item>
        <text:list-item>
          <text:p text:style-name="P21">Усложняется рисунок политического развития стран. Есть 2 линии:</text:p>
          <text:list>
            <text:list-item>
              <text:p text:style-name="P29"><text:span text:style-name="T4">страны централизованные </text:span><text:span text:style-name="T1">vs </text:span><text:span text:style-name="T4">страны децентрализованные, раздробленные. Если в средневековье преобладала децентрализация, то наиболее стабильны и мощные госудраства с абсолютийскими монархиями : </text:span><text:span text:style-name="T4">франиця, англия (зоть и не была абсолютной), испания. В испании главенствует религия, так что там всё падает. Германия и италия раздробленные и падали там. А голландия была особым проектом. Она союз 12 свободных независимых союзов. Республика первая по сути. </text:span></text:p>
            </text:list-item>
          </text:list>
        </text:list-item>
        <text:list-item>
          <text:p text:style-name="P21">Стилевая панорама. Дробность картины мира. В ренессансе было много поисков, но цели были едины в мировоззрении, поэтому есть единый стиль (с региональными различиями, но един). В 17 же веке раскол прежде единой стилевой парадигмы. </text:p>
        </text:list-item>
      </text:list>
      <text:p text:style-name="P7"><text:soft-page-break/></text:p>
      <text:p text:style-name="Standard">В 1517 году Мартин Лютер прибил на дверях монастыря 95 тезисов против католической церкви. Германия поднялась под флагом Лютеранства. Для этого вспомним, что происходило на рубеже 15-16 веков в Италии. Перестраивает Рим полностью собор святого Петра. <text:s/>В общем, эти тезисы подняли всех. Это и бала Реформация. ДА и весь 16 век — снежный ком реформаций и в других странах. Кальвинизм в швейцарии, англиканство в англии, в 17 веке спор между гугинотами и кем-то во франции. Протестантизм — название всех этих церквей в итоге. <text:s/>И дальше дробление церкви не остановится. А у нас раскол в 1652-54 году раскол на никонианцев и староверов.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Барокко (португ <text:span text:style-name="T1">baroque) </text:span><text:span text:style-name="T4">жемчужна неправильной формы. Порочный, неправильный и тд. Увидели в них нечто уникальное, индивидуальное, неповторимое. <text:s/>Да и много ли пришло терминов из португалии?</text:span></text:p>
          </table:table-cell>
          <table:table-cell table:style-name="Table1.B1" office:value-type="string">
            <text:p text:style-name="Table_20_Contents">Классицизм (лат <text:span text:style-name="T1">classicus) </text:span><text:span text:style-name="T4">образцовый, типичный. Античность + ренессанс. На них ориентируется. </text:span></text:p>
          </table:table-cell>
        </table:table-row>
        <table:table-row>
          <table:table-cell table:style-name="Table1.A2" office:value-type="string">
            <text:p text:style-name="Table_20_Contents">Когда? Конец 16 века до середина 18 века.</text:p>
          </table:table-cell>
          <table:table-cell table:style-name="Table1.B2" office:value-type="string">
            <text:p text:style-name="Table_20_Contents">Конец 16 века до <text:s/>1 четверть 19 века. </text:p>
          </table:table-cell>
        </table:table-row>
        <table:table-row>
          <table:table-cell table:style-name="Table1.A2" office:value-type="string">
            <text:p text:style-name="Table_20_Contents">Где? Италия, франция, испания, фландр, мексика. Голландия немного.</text:p>
            <text:p text:style-name="Table_20_Contents">В 17 веке много не чистых, а смешанных стилей. Сильно разошлись в 18 веке. <text:s/></text:p>
          </table:table-cell>
          <table:table-cell table:style-name="Table1.B2" office:value-type="string">
            <text:p text:style-name="Table_20_Contents">Италия, франция</text:p>
          </table:table-cell>
        </table:table-row>
        <table:table-row>
          <table:table-cell table:style-name="Table1.A2" office:value-type="string">
            <text:p text:style-name="Table_20_Contents">Картина мира. Католический стиль в каком-то роде. <text:span text:style-name="T4">К</text:span><text:span text:style-name="T1">о</text:span><text:span text:style-name="T4">нтрреформация</text:span> многое взяла из барокко. Мир безграничный. Иррациональный, непознаваемый. Постоянное взаимодействие верхнего и нижнего мира. </text:p>
          </table:table-cell>
          <table:table-cell table:style-name="Table1.B2" office:value-type="string">
            <text:p text:style-name="Table_20_Contents">Рациональный, познаваемый мир. Тут есть законы построения форм литературы, живописи, музыки. Этот стиль связан с научным мышлением. Мир имеет чёткие границы.</text:p>
          </table:table-cell>
        </table:table-row>
        <table:table-row>
          <table:table-cell table:style-name="Table1.A2" office:value-type="string">
            <text:p text:style-name="Table_20_Contents">Время. Время — ускользающий миг, вспышка, озарение.</text:p>
          </table:table-cell>
          <table:table-cell table:style-name="Table1.B2" office:value-type="string">
            <text:p text:style-name="Table_20_Contents">Вневременная, вечная, устойчивая парадигма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h text:style-name="P12" text:outline-level="1">Русская культура 18 века</text:h>
      <text:h text:style-name="Heading_20_2" text:outline-level="2">Хронология</text:h>
      <text:p text:style-name="P7">У нас переход у новому времени лишь с 18 века. <text:s/>Мы тормоза-а-а. Но миновали этап ренессанса зато. Хоть что-то. </text:p>
      <text:p text:style-name="P7"><text:soft-page-break/>Отсюда 18 век — один из самых спрессованных в развитии русской истории. </text:p>
      <text:p text:style-name="P7">Периоды: </text:p>
      <text:list xml:id="list27140730" text:style-name="L11">
        <text:list-item>
          <text:p text:style-name="P22">1700 — 30х коды. Петровское барокко.</text:p>
        </text:list-item>
        <text:list-item>
          <text:p text:style-name="P22">40х-<text:span text:style-name="T1">60х</text:span> – Елизаветтинское барокко.</text:p>
        </text:list-item>
        <text:list-item>
          <text:p text:style-name="P22">60-90 — Екатерининский классицизм.</text:p>
        </text:list-item>
      </text:list>
      <text:p text:style-name="P7">Основная цель — догнать Европу по своим достижениям. И сделали это за век в большинстве областей. </text:p>
      <text:p text:style-name="P7">Класицизм + барокко <text:s/>в петровский период была сильна связка. Итальянская + фр + голландская традиция + немецкая + русская.</text:p>
      <text:p text:style-name="P7">Более чистое барокко в елизаветтинкий период. Барталамео строил для неё. </text:p>
      <text:p text:style-name="P7">А в Екатериниский период был классицизм. В связи с эпохой просвящениея. Французский стиль. + ещё английское влияние. </text:p>
      <text:p text:style-name="P7">Познакомимся с периодами подробнее.</text:p>
      <text:h text:style-name="Heading_20_2" text:outline-level="2">Петровское барокко</text:h>
      <text:p text:style-name="Standard">В 1689 году Пётр встал на трон, но реально правил с 1699, до этого было Великое Посольство Петра. Пролог к эпохе его. Там он посетил Голландию, Англию, Германию, Францию, <text:s/>в планах была и Италия, но узнав о стрелецком бунте (Софья хотела взять власть), Пётр возвращается домой и всё делает ок. </text:p>
      <text:p text:style-name="Standard">Осуществляет много реформ. Создание регулярной армии, развитие ффлота, переход на новое летоисчисление. В итоге реформа всего образа жизни и культуры в целом. <text:s/>Пётр был западником ярым. Приближал образ жизни к западному. </text:p>
      <text:p text:style-name="Standard">Важнейшими механизмами культурной политики становятся: </text:p>
      <text:list xml:id="list27140575" text:style-name="L12">
        <text:list-item>
          <text:p text:style-name="P30">Приглашение специалистов из-за рубежа. Из искусства, военных, ремесленников, да и вообще всех.</text:p>
        </text:list-item>
        <text:list-item>
          <text:p text:style-name="P30">Пётр знал, что одно дело смотреть, а другое делать самому там. Чтобы научиться по-настоящему надо не только учиться у мастеров, но и побывать там. Так что самых крутых можно отправлять за рубеж на государственные или личные стредства.</text:p>
        </text:list-item>
        <text:list-item>
          <text:p text:style-name="P30">Обязывает бояр служить государству. Раньше не служили, а сейчас служат о двум лииям на выбор. Вводит табель о рангах. <text:s/>2 пути: военная служба или гражданская. В зависимости от ранга выдаётся государственная поддержка. Ну и обычный человек может не иметь ничего, пойти туда, и, если талантлив,станет крутым. </text:p>
        </text:list-item>
        <text:list-item>
          <text:p text:style-name="P30">Реформа образования. Если не заботиться <text:s/>о детях, то не вырастет ничего годного. Открывает много школ, отделяет церковь от государства. Вводит сенат и синод. Раньше образование было на церкви, сейчас же светское образование. Но религиозное образование не исчезло полностью. </text:p>
        </text:list-item>
        <text:list-item>
          <text:p text:style-name="P30"><text:soft-page-break/>Результатом этих реформ стало не только изменение образа жизни и ценностей, но и <text:s/>расширение географии страны: с-з балтийское, Петербург; восток, уральское.</text:p>
        </text:list-item>
      </text:list>
      <text:h text:style-name="Heading_20_2" text:outline-level="2">Эпоха Елизаветы</text:h>
      <text:p text:style-name="Standard">Упраздняет <text:s/>все эти поездки наших в другие страны. Но других приводит <text:span text:style-name="T4">чуваков</text:span>. </text:p>
      <text:p text:style-name="Standard">Эпохи:</text:p>
      <text:list xml:id="list27166628" text:style-name="L13">
        <text:list-item>
          <text:p text:style-name="P31">Петровское барокко</text:p>
          <text:list>
            <text:list-item>
              <text:p text:style-name="P31">живопись</text:p>
              <text:list>
                <text:list-item>
                  <text:p text:style-name="P31">иван никитин</text:p>
                </text:list-item>
                <text:list-item>
                  <text:p text:style-name="P31">андрейй матвеев</text:p>
                </text:list-item>
              </text:list>
            </text:list-item>
            <text:list-item>
              <text:p text:style-name="P31">скульптура</text:p>
              <text:list>
                <text:list-item>
                  <text:p text:style-name="P31">карл растрелли</text:p>
                </text:list-item>
              </text:list>
            </text:list-item>
            <text:list-item>
              <text:p text:style-name="P31">архитектура</text:p>
              <text:list>
                <text:list-item>
                  <text:p text:style-name="P31">трезини</text:p>
                </text:list-item>
                <text:list-item>
                  <text:p text:style-name="P31">лебон</text:p>
                </text:list-item>
                <text:list-item>
                  <text:p text:style-name="P31">маттарнови</text:p>
                </text:list-item>
              </text:list>
            </text:list-item>
          </text:list>
        </text:list-item>
        <text:list-item>
          <text:p text:style-name="P31">Елизаветтинское барокко</text:p>
          <text:list>
            <text:list-item>
              <text:p text:style-name="P31">ж</text:p>
              <text:list>
                <text:list-item>
                  <text:p text:style-name="P31">иван вештеньков</text:p>
                </text:list-item>
                <text:list-item>
                  <text:p text:style-name="P31">антропов</text:p>
                </text:list-item>
              </text:list>
            </text:list-item>
            <text:list-item>
              <text:p text:style-name="P31">ск</text:p>
              <text:list>
                <text:list-item>
                  <text:p text:style-name="P31">–</text:p>
                </text:list-item>
              </text:list>
            </text:list-item>
            <text:list-item>
              <text:p text:style-name="P31">архитектура</text:p>
              <text:list>
                <text:list-item>
                  <text:p text:style-name="P31">франческо растрелли</text:p>
                </text:list-item>
                <text:list-item>
                  <text:p text:style-name="P31">ухотомский</text:p>
                </text:list-item>
                <text:list-item>
                  <text:p text:style-name="P31">чевакинский</text:p>
                </text:list-item>
              </text:list>
            </text:list-item>
          </text:list>
        </text:list-item>
        <text:list-item>
          <text:p text:style-name="P31">Екатерининский классицизм</text:p>
          <text:list>
            <text:list-item>
              <text:p text:style-name="P31">жив</text:p>
              <text:list>
                <text:list-item>
                  <text:p text:style-name="P31">лившипский</text:p>
                </text:list-item>
                <text:list-item>
                  <text:p text:style-name="P31">рокотов</text:p>
                </text:list-item>
                <text:list-item>
                  <text:p text:style-name="P31">лосненко</text:p>
                </text:list-item>
              </text:list>
            </text:list-item>
            <text:list-item>
              <text:p text:style-name="P31">скульпторов</text:p>
              <text:list>
                <text:list-item>
                  <text:p text:style-name="P31">Федот шубин</text:p>
                </text:list-item>
              </text:list>
            </text:list-item>
            <text:list-item>
              <text:p text:style-name="P31">архитектура</text:p>
              <text:list>
                <text:list-item>
                  <text:p text:style-name="P31">60-70 годы — ранний классицизм.</text:p>
                  <text:list>
                    <text:list-item>
                      <text:p text:style-name="P31">Антонио ренальди</text:p>
                    </text:list-item>
                    <text:list-item>
                      <text:p text:style-name="P31"><text:soft-page-break/>василий Баженов</text:p>
                    </text:list-item>
                    <text:list-item>
                      <text:p text:style-name="P31">Юрий Фельтон</text:p>
                    </text:list-item>
                  </text:list>
                </text:list-item>
                <text:list-item>
                  <text:p text:style-name="P31">80-90 годы — строгий классицизм. Зрелый</text:p>
                  <text:list>
                    <text:list-item>
                      <text:p text:style-name="P31">Джакомо Кваренге</text:p>
                    </text:list-item>
                    <text:list-item>
                      <text:p text:style-name="P31">Чарльз Камерон</text:p>
                    </text:list-item>
                    <text:list-item>
                      <text:p text:style-name="P31">Михаил Казаков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h text:style-name="Heading_20_1" text:outline-level="1">Культура 19 века</text:h>
      <text:p text:style-name="Standard"/>
      <text:h text:style-name="Heading_20_2" text:outline-level="2">Введение</text:h>
      <text:p text:style-name="Standard">Ещё большее усиление многолинейности развития. Многофакторности. Её ускорение темпа развития видно, А ещё неравномерность в развитии разных регионов и стран. Видно в науке и технике, видно и искусстве. </text:p>
      <text:h text:style-name="Heading_20_2" text:outline-level="2">Живопись</text:h>
      <text:p text:style-name="Standard">Отсутствует категория «Большого стиля». Распространяющегося на все виды искусств. Так что внутренняя периодизация делится. На архитектурную и видам изобразительного искусства. </text:p>
      <text:p text:style-name="Standard">Там зарождается <text:s/>романтизм как стиль. Одна из культурных доминант 19 века. Но везде по-разному он появляется. </text:p>
      <text:p text:style-name="Standard">А ещё неоклассицизм. Салон ещё назвают. Академическая живопись также называется. На базе академии художеств. </text:p>
      <text:p text:style-name="Standard">Образование до сих пор идёт через классику у нас сейчас. </text:p>
      <text:p text:style-name="Standard">Есть ещё критический реализм. Гоголь, Гюго, <text:s/>1830-90. Он очень критично анализирует окружающую действительность.</text:p>
      <text:p text:style-name="Standard">А потом импресионизм появился. Во франции с конца 50, активно в 60-70 годы. Есть 2 волны: собственно, импрессионизм. До 20 века. А потом неоимпрессионизм. Ван-гог, гоген и тд, они позднее остлись. В общем, во второй половине 19 века они очень важны. </text:p>
      <text:p text:style-name="Standard">И это только самые значимые!</text:p>
      <text:p text:style-name="Standard">И далеко не все. </text:p>
      <text:p text:style-name="Standard">В начале 20 века особый период. Эпоха «стилевого бума», или эпоха авангарда. Этих новых направлений там рождается много. </text:p>
      <text:p text:style-name="Standard">В 5 году во франции фовизм, в германии экспрессионизм. Потомр появляется сумасшедший испанец Пикассо. Кубизм. 1907 год. Если в начале кубизм был воспринят даже друзьями крайне настороженно, то потом его поддержали. </text:p>
      <text:p text:style-name="Standard">1909 год — василий кондинский осознаёт, что фигуративность вредна, и он осваивает абстракционизм. </text:p>
      <text:p text:style-name="Standard">1916 — дадаизм, или анти-арт <text:span text:style-name="T1">anti-art, </text:span><text:span text:style-name="T4">несёт пафос нигилистического отрициния всего и всея. </text:span></text:p>
      <text:p text:style-name="P7"><text:soft-page-break/></text:p>
      <text:h text:style-name="P41" text:outline-level="2">Архитектура</text:h>
      <text:p text:style-name="P7">Первая треть 19 века — ампир, заключительная фаза классицизма. </text:p>
      <text:p text:style-name="Standard"><text:span text:style-name="T4">1830-90 эпоха эклептики. Архитектура историзма. <text:s/>Эклептикос (лат) — выбираю. </text:span><text:span text:style-name="T1">Architecture of choice</text:span><text:span text:style-name="T4">. Сам архитектор должен знать всю историю архитектуры и должен применять её. Но она оглядывается назад, чтобы понять, что ей строить.</text:span></text:p>
      <text:p text:style-name="P7">1980-1910 — эпоха модерна в архитектуре. Модерн — современный. Попытка создать современную архитектуру, отличающуюся от прошлого. </text:p>
      <text:p text:style-name="P7"/>
      <text:p text:style-name="P7"/>
      <text:p text:style-name="P8">ДЗ. Джордж Лиотар. Состояние постмодерна. Статья. Прочитать его. И обсудим его 28 числа. </text:p>
      <text:p text:style-name="P7"/>
      <text:p text:style-name="P7"/>
      <text:h text:style-name="Heading_20_1" text:outline-level="1">Индустриальное и постиндустриальное общество</text:h>
      <text:p text:style-name="Standard"/>
      <text:h text:style-name="Heading_20_2" text:outline-level="2">Когда?</text:h>
      <text:p text:style-name="Standard">Появляется в 20 веке. Процессы, шедшие в культуре в 19-20 веках выдвинули науку, технику и промышленность, производственый сектор на небывало высокий уровень. Как следствие в науке о культуре была предложена иная артикуляция исторического процесса. В основе её лежит тип производства. Доминирующий. <text:s/></text:p>
      <text:p text:style-name="Standard">Предложил концепцию Тоффлер. Он выделил 3 волны:</text:p>
      <text:list xml:id="list27165934" text:style-name="L14">
        <text:list-item>
          <text:p text:style-name="P32">Очень долго доминирует аграрное общество</text:p>
        </text:list-item>
        <text:list-item>
          <text:p text:style-name="P32">с 16-17 века стадия индустриального общества. </text:p>
        </text:list-item>
        <text:list-item>
          <text:p text:style-name="P32">Со второй половины 20 века входим в постиндустриальное общство. </text:p>
        </text:list-item>
      </text:list>
      <text:p text:style-name="Standard">Каково определение индустриального общества? </text:p>
      <text:p text:style-name="Standard">Это определённый уровень и тип общества, когда наибольший вклад приносит добыча и переработка природных ресурсов, и переработка ресурсов. </text:p>
      <text:p text:style-name="Standard">Именно промышленная революция из-за промышленной революции. Что это? Переход от ручного труда к машинному и от мануфактуры к фабрике.</text:p>
      <text:p text:style-name="Standard">Этапы труда:</text:p>
      <text:list xml:id="list27144710" text:style-name="L15">
        <text:list-item>
          <text:p text:style-name="P33">ремесленное производство. <text:s/>Кустарное производство. Один делает всё, делает штучно, индивидуально. <text:s/>Быстрая адаптация под заказы. Ручной труд. Не можем сделать много.</text:p>
        </text:list-item>
        <text:list-item>
          <text:p text:style-name="P33"><text:soft-page-break/>Придумывают станки, то, что помогает в труде кустарном. <text:s/>Ткацкий станок, гончарный труд и тд. Это всё ещё ремесло.</text:p>
        </text:list-item>
        <text:list-item>
          <text:p text:style-name="P33">Потом появились мануфактуры. Это крутые станки + дифференциация труда. 12/13-<text:span text:style-name="T1">16/17</text:span> века</text:p>
        </text:list-item>
        <text:list-item>
          <text:p text:style-name="P33">Этап промышленности. 18 век поворотный. Сделано много открытий. Изобретения станков + двигателей. </text:p>
        </text:list-item>
      </text:list>
      <text:p text:style-name="Standard">Промышленная революция шла долго. Растянута по времени и странам. </text:p>
      <text:p text:style-name="Standard">К мануфактуре быстрее всех перешла италия. А к <text:s/>промышленности перешла англия быстрее всех. </text:p>
      <text:h text:style-name="Heading_20_2" text:outline-level="2">Харакретистика</text:h>
      <text:p text:style-name="Standard">Основные черты индустриального общества?</text:p>
      <text:list xml:id="list27158997" text:style-name="L16">
        <text:list-item>
          <text:p text:style-name="P34">Перераспределение рабочей силы. В аграрном 80 % в селе. В индустриальном падает до 10-15 %</text:p>
        </text:list-item>
        <text:list-item>
          <text:p text:style-name="P34">В промышленности от 8% раньше стало около 80% человек. </text:p>
        </text:list-item>
        <text:list-item>
          <text:p text:style-name="P34">Рост качества во всём. </text:p>
        </text:list-item>
        <text:list-item>
          <text:p text:style-name="P34">Темп развития меняется быстро.</text:p>
        </text:list-item>
        <text:list-item>
          <text:p text:style-name="P34">Резкий рост благосостояния населения. Увеличение длины жизни. </text:p>
        </text:list-item>
        <text:list-item>
          <text:p text:style-name="P34">Повышение мобильности населения. </text:p>
        </text:list-item>
        <text:list-item>
          <text:p text:style-name="P34">Суперкрутое разделение труда. Иногда даже между странами. </text:p>
        </text:list-item>
        <text:list-item>
          <text:p text:style-name="P34">Централизация государства. Где политическое поле поддерживало изменения такие. </text:p>
        </text:list-item>
        <text:list-item>
          <text:p text:style-name="P34">Происхождение играет уже меньше. Сглаживание горизонтальной дифференциации. Рост вертикальной дифференциации. </text:p>
        </text:list-item>
        <text:list-item>
          <text:p text:style-name="P34">Бурное развитие технологии и науки. </text:p>
        </text:list-item>
        <text:list-item>
          <text:p text:style-name="P34">Теперь доминирующий фактор успешности — предприимчивость. </text:p>
        </text:list-item>
        <text:list-item>
          <text:p text:style-name="P34">Высокое развитие рыночных отношений</text:p>
        </text:list-item>
      </text:list>
      <text:p text:style-name="Standard"/>
      <text:p text:style-name="Standard">Почему в англии переход всех быстрее? Джон Хикс говорит.</text:p>
      <text:list xml:id="list27147090" text:style-name="L17">
        <text:list-item>
          <text:p text:style-name="P35">Формировние институтов, защищающих частную собсвенность и контрактные обязательства. В частности эффективная судебная система.</text:p>
        </text:list-item>
        <text:list-item>
          <text:p text:style-name="P35">Высокий уровень развития торговли. </text:p>
        </text:list-item>
        <text:list-item>
          <text:p text:style-name="P35">Формирование рынка факторов производства, в первую очерель рынка земли. </text:p>
        </text:list-item>
        <text:list-item>
          <text:p text:style-name="P35">Широкое применение наёмного труда <text:s/>и невозможность применения принуительного труда и производственных масштабах. На контрактной основе.</text:p>
        </text:list-item>
        <text:list-item>
          <text:p text:style-name="P35">Развитость финансовых рынков и назкая стоимость ссудного процента.</text:p>
        </text:list-item>
        <text:list-item>
          <text:p text:style-name="P35"><text:soft-page-break/>Развитие науки. </text:p>
        </text:list-item>
      </text:list>
      <text:p text:style-name="Standard"/>
      <text:p text:style-name="Standard">Какие есть рынки по эпохам? </text:p>
      <text:list xml:id="list27163026" text:style-name="L18">
        <text:list-item>
          <text:p text:style-name="P36">В ремесленной это площади, рынки. Сельская, городская площадь. Форумы. </text:p>
        </text:list-item>
        <text:list-item>
          <text:p text:style-name="P36">В мануфактуре. Региональные и национальные ярмарки. Там показы продукции, заключение договоров и всё такое. </text:p>
        </text:list-item>
        <text:list-item>
          <text:p text:style-name="P36">В промышленности. С национального уровня переходимм на международный.</text:p>
        </text:list-item>
      </text:list>
      <text:p text:style-name="Standard">1895 год кинематограф</text:p>
      <text:p text:style-name="Standard">1905 — радио</text:p>
      <text:p text:style-name="Standard">1920 телевидение</text:p>
      <text:p text:style-name="Standard"/>
      <text:h text:style-name="Heading_20_1" text:outline-level="1">Культура новейшего времени</text:h>
      <text:h text:style-name="Heading_20_2" text:outline-level="2">Хронология</text:h>
      <text:p text:style-name="Standard">У нас новейшее время. В других странах не так называется. </text:p>
      <text:list xml:id="list27135586" text:style-name="L19">
        <text:list-item>
          <text:p text:style-name="P37">Начало — 1918 год первая мировая война. В россии считается, что 1917 год с революции. </text:p>
        </text:list-item>
        <text:list-item>
          <text:p text:style-name="P37">Деление мира на 2 полюса. Коммунистический/социалистический <text:span text:style-name="T1">VS </text:span><text:span text:style-name="T4">капиталистический.</text:span></text:p>
        </text:list-item>
      </text:list>
      <text:p text:style-name="P7"/>
      <text:p text:style-name="Standard"><text:span text:style-name="T4">В англии </text:span><text:span text:style-name="T1">modern history = 1500-1918/</text:span></text:p>
      <text:p text:style-name="P7">А новейшее время — <text:span text:style-name="T1">contemporary time. </text:span>Без тесной привязки к современному времени. <text:s/>Сначала этими рамками мыслится жизнь человека. 80 лет. А сейчай считают, что 30 лет. Разрыв между поколениями. <text:s/>То есть это текущее время минус 30 лет. </text:p>
      <text:p text:style-name="P7"/>
      <text:p text:style-name="P7">Что такое модерн? Эпоха охватывающая 19-20 века. Есть несоклько наименований в зависимости от страны по-разному называется. </text:p>
      <text:p text:style-name="P7">А на термине модернизм сходятся все концепции. Искусство первой половины 20 века. </text:p>
      <text:list xml:id="list27159098" text:style-name="L20">
        <text:list-item>
          <text:p text:style-name="P23">В россии и франции. </text:p>
          <text:list>
            <text:list-item>
              <text:p text:style-name="P23">1980-1890 Ар-нуво. </text:p>
            </text:list-item>
            <text:list-item>
              <text:p text:style-name="P23">1900-1910 геометрический</text:p>
            </text:list-item>
            <text:list-item>
              <text:p text:style-name="P23">1920-1950 функционализм, конструктивизм, неоклассицизм, ар-деко и тд. </text:p>
            </text:list-item>
          </text:list>
        </text:list-item>
        <text:list-item>
          <text:p text:style-name="P23">Англо-саксонская традиция. </text:p>
          <text:list>
            <text:list-item>
              <text:p text:style-name="P23">1980-1890 ар-нуво</text:p>
            </text:list-item>
            <text:list-item>
              <text:p text:style-name="P23">д 1900-1500 модернизм. <text:span text:style-name="T1">Modern mouvement</text:span></text:p>
            </text:list-item>
          </text:list>
        </text:list-item>
      </text:list>
      <text:p text:style-name="P7"><text:soft-page-break/></text:p>
      <text:p text:style-name="P7">Далее переход от модерна к постмодерну. </text:p>
      <text:p text:style-name="P7"/>
      <text:p text:style-name="P7">В 20х годы Ле Корбюзье создал 5 основ архитектуры:</text:p>
      <text:list xml:id="list27143436" text:style-name="L21">
        <text:list-item>
          <text:p text:style-name="P24">Дом надо ставить на опоры. Конструктивная система <text:s/>- система колонн. </text:p>
        </text:list-item>
        <text:list-item>
          <text:p text:style-name="P24">Стена не несущая, а навесная. </text:p>
        </text:list-item>
        <text:list-item>
          <text:p text:style-name="P24">Значит можем сделать окно во всю плоскость. </text:p>
        </text:list-item>
        <text:list-item>
          <text:p text:style-name="P24">На счёт того, что всё держится на опорах, можем поставить перегородки там, где хотим. Свобода планировки. </text:p>
        </text:list-item>
        <text:list-item>
          <text:p text:style-name="P24">Плоская крыша с функциональным использованием.</text:p>
        </text:list-item>
      </text:list>
      <text:p text:style-name="P7"/>
      <text:p text:style-name="P7">В современной науке период с конца 19 по первую половину 20 века всё чаще трактуются как некий буфер или переходный процесс между культурой нового и новейшего времени.</text:p>
      <text:list xml:id="list27144697" text:style-name="L22">
        <text:list-item>
          <text:p text:style-name="P25">Древний мир. <text:s/>// основной этпа</text:p>
          <text:list>
            <text:list-item>
              <text:p text:style-name="P25">что-то. // переходный период к следующему</text:p>
            </text:list-item>
          </text:list>
        </text:list-item>
        <text:list-item>
          <text:p text:style-name="P25">Средние века</text:p>
          <text:list>
            <text:list-item>
              <text:p text:style-name="P25">Ренессанс</text:p>
            </text:list-item>
          </text:list>
        </text:list-item>
        <text:list-item>
          <text:p text:style-name="P25">Новое время</text:p>
          <text:list>
            <text:list-item>
              <text:p text:style-name="P25">конец 19, начало 20 века. Модерн и модернизм</text:p>
            </text:list-item>
          </text:list>
        </text:list-item>
        <text:list-item>
          <text:p text:style-name="P25">новейшее время.</text:p>
        </text:list-item>
      </text:list>
      <text:p text:style-name="P7"/>
      <text:h text:style-name="Heading_20_2" text:outline-level="2">Постиндустиальное, информационное, постмодернистское общество</text:h>
      <text:p text:style-name="Standard">Постиндустриальное общесво. Основная часть валового продукта сферой услуг делается. Там есть НТР, НТП и тд. </text:p>
      <text:p text:style-name="Standard">Периодизация по Тофлеру.</text:p>
      <text:list xml:id="list27167159" text:style-name="L23">
        <text:list-item>
          <text:p text:style-name="P38">Аграрное общество. Первобыт был до него. <text:s/>Почти все в аграрном заняты.</text:p>
        </text:list-item>
        <text:list-item>
          <text:p text:style-name="P38">индустриальное общество писали процентики уже. 15% в аграрном. Тут 80% в промышленности.</text:p>
        </text:list-item>
        <text:list-item>
          <text:p text:style-name="P38">Постиндустривльное общество. Из-за</text:p>
        </text:list-item>
      </text:list>
      <text:p text:style-name="Standard">Первая волна. <text:s/>После второй мировой. Автоматизация, космос, круче электроника, <text:s/>круче техпроцесс. <text:s/>Новые материал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 Italic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3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.203cm" fo:margin-bottom="0cm" fo:line-height="100%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DejaVu Sans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32cm" fo:margin-bottom="0.432cm" fo:text-align="center" style:justify-single-word="false" fo:keep-together="always" style:page-numb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176cm" fo:margin-bottom="0.423cm" fo:text-align="start" style:justify-single-word="false" fo:keep-together="always" style:page-number="auto" fo:keep-with-next="always"/>
      <style:text-properties style:font-name="DejaVu Sans1" fo:font-size="13pt" fo:font-style="italic" fo:font-weight="bold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146</meta:editing-cycles>
    <meta:creation-date>2012-10-08T07:35:00</meta:creation-date>
    <dc:date>2012-12-21T07:07:45.95</dc:date>
    <meta:editing-duration>PT10H11M29S</meta:editing-duration>
    <meta:generator>LibreOffice/3.4$Win32 LibreOffice_project/340m1$Build-302</meta:generator>
    <meta:document-statistic meta:table-count="1" meta:image-count="0" meta:object-count="0" meta:page-count="24" meta:paragraph-count="450" meta:word-count="6296" meta:character-count="43587" meta:non-whitespace-character-count="377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